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55 plus Smart Watch With Bluetooth Calling /Health Fitness Tracker/ 2 Pin Magnetic Charger</text:span><text:span text:style-name="T2"/></text:p>
      <text:p text:style-name="P1"><text:span text:style-name="T2">New T55plus with Rotate srcoll button working</text:span></text:p>
      <text:p text:style-name="P1"><text:span text:style-name="T2">1)Split screen like Mobile phone with faster processor</text:span></text:p>
      <text:p text:style-name="P1"><text:span text:style-name="T2">2) Password lock</text:span></text:p>
      <text:p text:style-name="P1"><text:span text:style-name="T2">3) customize wallpaper</text:span></text:p>
      <text:p text:style-name="P1"><text:span text:style-name="T2">4)can play games</text:span></text:p>
      <text:p text:style-name="P1"><text:span text:style-name="T2">5) music play</text:span></text:p>
      <text:p text:style-name="P1"><text:span text:style-name="T2">6) bluetooth call</text:span></text:p>
      <text:p text:style-name="P1"><text:span text:style-name="T2">7) contact sync</text:span></text:p>
      <text:p text:style-name="P1"><text:span text:style-name="T2">8) call logs</text:span></text:p>
      <text:p text:style-name="P1"><text:span text:style-name="T2">9) watsapp notification</text:span></text:p>
      <text:p text:style-name="P1"><text:span text:style-name="T2">10) sms notification</text:span></text:p>
      <text:p text:style-name="P1"><text:span text:style-name="T2">11) blood pressure</text:span></text:p>
      <text:p text:style-name="P1"><text:span text:style-name="T2">12) blood oxygen oximeter</text:span></text:p>
      <text:p text:style-name="P1"><text:span text:style-name="T2">13) steps count</text:span></text:p>
      <text:p text:style-name="P1"><text:span text:style-name="T2">14) all fitness tracking features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